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2078ab" officeooo:paragraph-rsid="002078ab"/>
    </style:style>
    <style:style style:name="P2" style:family="paragraph" style:parent-style-name="Standard" style:list-style-name="L1">
      <style:text-properties officeooo:rsid="002153d8" officeooo:paragraph-rsid="002153d8"/>
    </style:style>
    <style:style style:name="P3" style:family="paragraph" style:parent-style-name="Standard" style:list-style-name="L1">
      <style:text-properties officeooo:rsid="002153d8" officeooo:paragraph-rsid="0023b330"/>
    </style:style>
    <style:style style:name="P4" style:family="paragraph" style:parent-style-name="Standard">
      <style:text-properties officeooo:rsid="0022cf48" officeooo:paragraph-rsid="0022cf48"/>
    </style:style>
    <style:style style:name="P5" style:family="paragraph" style:parent-style-name="Standard" style:list-style-name="L2">
      <style:text-properties officeooo:rsid="0022cf48" officeooo:paragraph-rsid="0022cf48"/>
    </style:style>
    <style:style style:name="P6" style:family="paragraph" style:parent-style-name="Standard" style:list-style-name="L2">
      <style:text-properties officeooo:rsid="0022cf48" officeooo:paragraph-rsid="0023b330"/>
    </style:style>
    <style:style style:name="P7" style:family="paragraph" style:parent-style-name="Standard" style:list-style-name="L1">
      <style:text-properties officeooo:rsid="0022cf48" officeooo:paragraph-rsid="0023b330"/>
    </style:style>
    <style:style style:name="T1" style:family="text">
      <style:text-properties officeooo:rsid="0023b330"/>
    </style:style>
    <style:style style:name="T2" style:family="text">
      <style:text-properties officeooo:rsid="0024532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2386099" text:style-name="L1">
        <text:list-item>
          <text:p text:style-name="P1">L'utente può avvalersi delle funzionalità del browser (segnalibri, funzione di avanti-indietro nella history senza ottenere risultati inattesi)</text:p>
        </text:list-item>
        <text:list-item>
          <text:p text:style-name="P1">Se la validazione dei valori dei criteri di ricerca <text:s/>fallisce, il sistema propone all'utente una pagina d'errore</text:p>
        </text:list-item>
        <text:list-item>
          <text:p text:style-name="P1">Se la validazione dei valori dei criteri di ricerca individuati fallisce, i valori corretti precedentemente immessi vengono riproposti <text:s/>nei rispettivi campi</text:p>
        </text:list-item>
        <text:list-item>
          <text:p text:style-name="P1">Se le precondizioni sono soddisfatte, il sistema fornisce la pagina con i risultati della ricerca secondo i criteri specificati dall'utente</text:p>
        </text:list-item>
        <text:list-item>
          <text:p text:style-name="P1">I risultati della ricerca sono di default ordinati per l'ordine lessicografico del cognome</text:p>
        </text:list-item>
        <text:list-item>
          <text:p text:style-name="P2">L'utente può riordinare i risultati della ricerca secondo criteri di ordinamento e filtri selezionati dall'utente</text:p>
        </text:list-item>
        <text:list-item>
          <text:p text:style-name="P3"><text:span text:style-name="T1">Visualizzare i dati degli utenti: permette all'amministratore di avere una panoramica </text:span></text:p>
        </text:list-item>
        <text:list-item>
          <text:p text:style-name="P3"><text:span text:style-name="T1">generale su tutti gli utenti di tutte le tipologie.</text:span></text:p>
        </text:list-item>
        <text:list-item>
          <text:p text:style-name="P3"><text:span text:style-name="T1">L'amministratore può modificare o cancellare i dati degli utente del sistema.</text:span></text:p>
        </text:list-item>
        <text:list-item>
          <text:p text:style-name="P3"><text:span text:style-name="T1">Deve essere presente un file log dove salvare tutte le operazioni effettuate sui dati, sia dall'amministratore che dagli utenti di altre tipologie.</text:span></text:p>
        </text:list-item>
        <text:list-item>
          <text:p text:style-name="P3"><text:span text:style-name="T1">Ogni utente potrà in qualunque momento modificare le informazioni personali eccetto per cognome, nome e codice fiscale .</text:span></text:p>
        </text:list-item>
        <text:list-item>
          <text:p text:style-name="P3"><text:span text:style-name="T1">Un utente non può cancellare il proprio account salvo richiesta formale all'amministratore.</text:span></text:p>
          <text:p text:style-name="P7"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2:31:00.43</meta:creation-date>
    <meta:generator>LibreOffice/3.6$Windows_x86 LibreOffice_project/da8c1e6-fd468f4-454e206-f42a4a9-143cfd</meta:generator>
    <dc:date>2012-10-19T12:42:54.39</dc:date>
    <meta:editing-duration>PT2M31S</meta:editing-duration>
    <meta:editing-cycles>5</meta:editing-cycles>
    <meta:document-statistic meta:table-count="0" meta:image-count="0" meta:object-count="0" meta:page-count="1" meta:paragraph-count="12" meta:word-count="198" meta:character-count="1337" meta:non-whitespace-character-count="1160"/>
  </office:meta>
</office:document-meta>
</file>